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9.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55.02mm"/>
    </style:style>
    <style:style style:name="co5" style:family="table-column">
      <style:table-column-properties fo:break-before="auto" style:column-width="23.51mm"/>
    </style:style>
    <style:style style:name="co6" style:family="table-column">
      <style:table-column-properties fo:break-before="auto" style:column-width="80.6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11.04mm" fo:break-before="auto" style:use-optimal-row-height="true"/>
    </style:style>
    <style:style style:name="ro4" style:family="table-row">
      <style:table-row-properties style:row-height="21.5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 style:data-style-name="N4">
      <style:table-cell-properties style:vertical-align="bottom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bottom"/>
    </style:style>
    <style:style style:name="ce9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vertical-align="bottom"/>
    </style:style>
    <style:style style:name="ce11" style:family="table-cell" style:parent-style-name="Default" style:data-style-name="N100">
      <style:table-cell-properties fo:wrap-option="wrap" style:vertical-align="botto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9">
      <style:table-cell-properties style:vertical-align="bottom"/>
    </style:style>
    <style:style style:name="ce15" style:family="table-cell" style:parent-style-name="Default" style:data-style-name="N10129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129">
      <style:table-cell-properties style:vertical-align="botto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3" table:default-cell-style-name="ce14"/>
        <table:table-column table:style-name="co5" table:default-cell-style-name="ce14"/>
        <table:table-column table:style-name="co6" table:default-cell-style-name="ce1"/>
        <table:table-column table:style-name="co1" table:number-columns-repeated="16376"/>
        <table:table-row table:style-name="ro1" table:number-rows-repeated="2">
          <table:table-cell table:number-columns-repeated="8"/>
          <table:table-cell table:style-name="ce1" table:number-columns-repeated="16376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Open Vaporphase BOM v0.1</text:p>
          </table:table-cell>
          <table:covered-table-cell table:number-columns-repeated="6"/>
          <table:table-cell table:style-name="ce1" table:number-columns-repeated="16376"/>
        </table:table-row>
        <table:table-row table:style-name="ro1">
          <table:table-cell/>
          <table:covered-table-cell table:number-columns-repeated="7"/>
          <table:table-cell table:style-name="ce1" table:number-columns-repeated="16376"/>
        </table:table-row>
        <table:table-row table:style-name="ro2">
          <table:table-cell/>
          <table:table-cell table:style-name="ce4" office:value-type="string" calcext:value-type="string">
            <text:p>Qty</text:p>
          </table:table-cell>
          <table:table-cell table:style-name="ce6" office:value-type="string" calcext:value-type="string">
            <text:p>Description</text:p>
          </table:table-cell>
          <table:table-cell table:style-name="ce7" office:value-type="string" calcext:value-type="string">
            <text:p>Supplier</text:p>
          </table:table-cell>
          <table:table-cell table:style-name="ce9" office:value-type="string" calcext:value-type="string">
            <text:p>Part Number</text:p>
          </table:table-cell>
          <table:table-cell table:style-name="ce15" office:value-type="string" calcext:value-type="string">
            <text:p>Individual Cost</text:p>
          </table:table-cell>
          <table:table-cell table:style-name="ce15" office:value-type="string" calcext:value-type="string">
            <text:p>Total Cost</text:p>
          </table:table-cell>
          <table:table-cell table:style-name="ce7" office:value-type="string" calcext:value-type="string">
            <text:p>Note</text:p>
          </table:table-cell>
          <table:table-cell table:style-name="ce1" table:number-columns-repeated="16376"/>
        </table:table-row>
        <table:table-row table:style-name="ro2">
          <table:table-cell/>
          <table:table-cell table:style-name="ce1" office:value-type="float" office:value="1" calcext:value-type="float">
            <text:p>1.00</text:p>
          </table:table-cell>
          <table:table-cell office:value-type="string" calcext:value-type="string">
            <text:p>Custom Machined Heatsink</text:p>
          </table:table-cell>
          <table:table-cell office:value-type="string" calcext:value-type="string">
            <text:p>JLCCNC</text:p>
          </table:table-cell>
          <table:table-cell table:style-name="ce10"/>
          <table:table-cell office:value-type="currency" office:currency="EUR" office:value="20" calcext:value-type="currency">
            <text:p>20.00 €</text:p>
          </table:table-cell>
          <table:table-cell table:formula="of:=[.B6]*[.F6]" office:value-type="currency" office:currency="EUR" office:value="20" calcext:value-type="currency">
            <text:p>20.00 €</text:p>
          </table:table-cell>
          <table:table-cell/>
          <table:table-cell table:style-name="ce1" table:number-columns-repeated="16376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ETRO Professional GN-Behälter 1/3, 200 mm, Edelstahl 18/10</text:p>
          </table:table-cell>
          <table:table-cell office:value-type="string" calcext:value-type="string">
            <text:p>Metro</text:p>
          </table:table-cell>
          <table:table-cell table:style-name="ce11" office:value-type="string" calcext:value-type="string">
            <text:p>AAA0046067392</text:p>
          </table:table-cell>
          <table:table-cell office:value-type="currency" office:currency="EUR" office:value="16.65" calcext:value-type="currency">
            <text:p>16.65 €</text:p>
          </table:table-cell>
          <table:table-cell table:formula="of:=[.B7]*[.F7]" office:value-type="currency" office:currency="EUR" office:value="16.65" calcext:value-type="currency">
            <text:p>16.65 €</text:p>
          </table:table-cell>
          <table:table-cell/>
          <table:table-cell table:style-name="ce1" table:number-columns-repeated="16376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Heizelement Heizpatrone 1 kW / 220 V ac, Ø 16 mm, Länge 200mm</text:p>
          </table:table-cell>
          <table:table-cell office:value-type="string" calcext:value-type="string">
            <text:p>RS-Components</text:p>
          </table:table-cell>
          <table:table-cell table:style-name="ce12" office:value-type="string" calcext:value-type="string">
            <text:p>860-7003</text:p>
          </table:table-cell>
          <table:table-cell office:value-type="currency" office:currency="EUR" office:value="51.38" calcext:value-type="currency">
            <text:p>51.38 €</text:p>
          </table:table-cell>
          <table:table-cell table:formula="of:=[.B8]*[.F8]" office:value-type="currency" office:currency="EUR" office:value="51.38" calcext:value-type="currency">
            <text:p>51.38 €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2 Component Silicone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9]*[.F9]" office:value-type="string" office:string-value="" calcext:value-type="error">
            <text:p>#VALUE!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pper Sheet Metal ≥1 mm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10]*[.F10]" office:value-type="string" office:string-value="" calcext:value-type="error">
            <text:p>#VALUE!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lass plate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11]*[.F11]" office:value-type="string" office:string-value="" calcext:value-type="error">
            <text:p>#VALUE!</text:p>
          </table:table-cell>
          <table:table-cell/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oper Pipe Ø 15 mm, l = 2000 mm</text:p>
          </table:table-cell>
          <table:table-cell office:value-type="string" calcext:value-type="string">
            <text:p>Bauhaus</text:p>
          </table:table-cell>
          <table:table-cell table:style-name="ce11" office:value-type="float" office:value="27689806" calcext:value-type="float">
            <text:p>27689806</text:p>
          </table:table-cell>
          <table:table-cell office:value-type="currency" office:currency="EUR" office:value="21" calcext:value-type="currency">
            <text:p>21.00 €</text:p>
          </table:table-cell>
          <table:table-cell table:formula="of:=[.B12]*[.F12]" office:value-type="currency" office:currency="EUR" office:value="21" calcext:value-type="currency">
            <text:p>21.00 €</text:p>
          </table:table-cell>
          <table:table-cell/>
          <table:table-cell table:style-name="ce1" table:number-columns-repeated="16376"/>
        </table:table-row>
        <table:table-row table:style-name="ro3"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RS PRO Thermoelement Typ N, Ø 0.3mm x 2m → +1200°C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621-2192</text:p>
          </table:table-cell>
          <table:table-cell office:value-type="currency" office:currency="EUR" office:value="10.7" calcext:value-type="currency">
            <text:p>10.70 €</text:p>
          </table:table-cell>
          <table:table-cell table:formula="of:=[.B13]*[.F13]" office:value-type="currency" office:currency="EUR" office:value="42.8" calcext:value-type="currency">
            <text:p>42.80 €</text:p>
          </table:table-cell>
          <table:table-cell office:value-type="string" calcext:value-type="string">
            <text:p>Too expensive.</text:p>
          </table:table-cell>
          <table:table-cell table:style-name="ce1" table:number-columns-repeated="16376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E Connectivity Mini Puck SSRMP Tafelmontage Halbleiterrelais mit Nulldurchgang, 1-poliger Schließer 280 V / 25 A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04-7642</text:p>
          </table:table-cell>
          <table:table-cell office:value-type="currency" office:currency="EUR" office:value="18.04" calcext:value-type="currency">
            <text:p>18.04 €</text:p>
          </table:table-cell>
          <table:table-cell table:formula="of:=[.B14]*[.F14]" office:value-type="currency" office:currency="EUR" office:value="18.04" calcext:value-type="currency">
            <text:p>18.04 €</text:p>
          </table:table-cell>
          <table:table-cell/>
          <table:table-cell table:style-name="ce1" table:number-columns-repeated="16376"/>
        </table:table-row>
        <table:table-row table:style-name="ro5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DIN-Schienen Netzteil Schaltnetzteile 5V dc / 2.4A 12W 90 → 264V ac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25-9899</text:p>
          </table:table-cell>
          <table:table-cell office:value-type="currency" office:currency="EUR" office:value="16.27" calcext:value-type="currency">
            <text:p>16.27 €</text:p>
          </table:table-cell>
          <table:table-cell table:formula="of:=[.B15]*[.F15]" office:value-type="currency" office:currency="EUR" office:value="16.27" calcext:value-type="currency">
            <text:p>16.27 €</text:p>
          </table:table-cell>
          <table:table-cell/>
          <table:table-cell table:style-name="ce1" table:number-columns-repeated="16376"/>
        </table:table-row>
        <table:table-row table:style-name="ro3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Flow sensors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ARCELI-Wasserdurchfluss-Wassersteuerung-Wasserdurchflussschalter-Durchflussmesser/dp/B07MY24YFX?__mk_de_DE=%C3%85M%C3%85%C5%BD%C3%95%C3%91&amp;crid=1HFE64M1FSOU8&amp;dib=eyJ2IjoiMSJ9.jyTBNIO22n7KJCD1b3Z6b1FmBK8Y4tzxCNvdrGASM8vk6OEVaB975kkY6ILDURRov0BchdFm1QEv8KJo3pYUuxdNk6iJK6Va0L6DPHTDponCi0nOmttVepPFQ47fcAdRBl49TRo5IFNjBx8ycH3n1SaqSv7CofsN6hbTK9MVWUImj0ib46-NaKTaY_2iK-ZelgNHfVqiiTEMIlfazzuJBNPj8q1-2QzRm1brcHVLg6WHXn9_-LGvVT7YpQRraY8K8-dR1PqFCMUd1WF6NxDB9X30I5uK6B1rghu2Dt8oV4I.KlE3382YeDRJibZSo_w76hv0ItsJ6WiHpTM-IBPGQYM&amp;dib_tag=se&amp;keywords=Durchflusssensor&amp;qid=1767924021&amp;sprefix=durchflusssensor%2Caps%2C109&amp;sr=8-7&amp;th=1</text:p>
          </table:table-cell>
          <table:table-cell office:value-type="currency" office:currency="EUR" office:value="8" calcext:value-type="currency">
            <text:p>8.00 €</text:p>
          </table:table-cell>
          <table:table-cell table:formula="of:=[.B16]*[.F16]" office:value-type="currency" office:currency="EUR" office:value="16" calcext:value-type="currency">
            <text:p>16.00 €</text:p>
          </table:table-cell>
          <table:table-cell table:style-name="ce5" office:value-type="string" calcext:value-type="string">
            <text:p>Can’t find any affordable ones from reputable suppliers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ESP32-S3-WROOM-1-N16</text:p>
          </table:table-cell>
          <table:table-cell office:value-type="string" calcext:value-type="string">
            <text:p>3nt3</text:p>
          </table:table-cell>
          <table:table-cell table:style-name="ce10"/>
          <table:table-cell/>
          <table:table-cell table:formula="of:=[.B17]*[.F17]" office:value-type="currency" office:currency="EUR" office:value="0" calcext:value-type="currency">
            <text:p>0.00 €</text:p>
          </table:table-cell>
          <table:table-cell table:style-name="ce5" office:value-type="string" calcext:value-type="string">
            <text:p>Lol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480×320px IPS Display with ILI9486 controller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Binghe-5-Zoll-TFT-Farbmodul-SD-Kartensockel-Reichhaltige-Kompatibel/dp/B0DS1QDDK1?__mk_de_DE=%C3%85M%C3%85%C5%BD%C3%95%C3%91&amp;crid=12R9XGTLE5GOD&amp;dib=eyJ2IjoiMSJ9.zCA3hz_AqgMlJ5AkaBGccbtwcWGONkwcRN24Dh5yRvfSbwPcA7aXzx9pudDDI0z9QwLNzT3MsTDzZuetCtLm460FoG4Dfqn6d7QOwNuAyxFFTCQpYKew_Fhm63asfpjJk4PAp1DVdbhk6kUy6R9qGLUO-5f6KDBG0X4WGNktXkhrAifi9Ng0Jj7Pa_BFaSnIUKnOJpRMChjaNMW1P8jNs5xMDgkHX7ZEaC9dhGIymzc.bUqfIlrDp7wKfL3hh_nmgmZHOl03ENUfbGWaxxnGU8Y&amp;dib_tag=se&amp;keywords=480x320+display+spi+ips&amp;qid=1767924269&amp;sprefix=480x320+display+spi+ips%2Caps%2C104&amp;sr=8-3</text:p>
          </table:table-cell>
          <table:table-cell office:value-type="currency" office:currency="EUR" office:value="17" calcext:value-type="currency">
            <text:p>17.00 €</text:p>
          </table:table-cell>
          <table:table-cell table:formula="of:=[.B18]*[.F18]" office:value-type="currency" office:currency="EUR" office:value="17" calcext:value-type="currency">
            <text:p>17.00 €</text:p>
          </table:table-cell>
          <table:table-cell/>
          <table:table-cell table:style-name="ce1" table:number-columns-repeated="16376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30×30 Bosch Rexroth compatible aluminium extrusion and connectors</text:p>
          </table:table-cell>
          <table:table-cell office:value-type="string" calcext:value-type="string">
            <text:p>myaluprofil.de</text:p>
          </table:table-cell>
          <table:table-cell table:style-name="ce10"/>
          <table:table-cell office:value-type="currency" office:currency="EUR" office:value="60" calcext:value-type="currency">
            <text:p>60.00 €</text:p>
          </table:table-cell>
          <table:table-cell table:formula="of:=[.B19]*[.F19]" office:value-type="currency" office:currency="EUR" office:value="60" calcext:value-type="currency">
            <text:p>60.00 €</text:p>
          </table:table-cell>
          <table:table-cell office:value-type="string" calcext:value-type="string">
            <text:p>TODO: actual itemized list </text:p>
          </table:table-cell>
          <table:table-cell table:style-name="ce1" table:number-columns-repeated="16376"/>
        </table:table-row>
        <table:table-row table:style-name="ro2"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3nt3</text:p>
          </table:table-cell>
          <table:table-cell table:style-name="ce10"/>
          <table:table-cell/>
          <table:table-cell table:formula="of:=[.B20]*[.F20]" office:value-type="currency" office:currency="EUR" office:value="0" calcext:value-type="currency">
            <text:p>0.00 €</text:p>
          </table:table-cell>
          <table:table-cell/>
          <table:table-cell table:style-name="ce1" table:number-columns-repeated="16376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style-name="ce10"/>
          <table:table-cell table:style-name="ce16" office:value-type="string" calcext:value-type="string">
            <text:p>Total Cost</text:p>
          </table:table-cell>
          <table:table-cell table:style-name="ce16" table:formula="of:=COM.MICROSOFT.AGGREGATE(9;6; [.G6:.G26])" office:value-type="currency" office:currency="EUR" office:value="279.14" calcext:value-type="currency">
            <text:p>279.14 €</text:p>
          </table:table-cell>
          <table:table-cell/>
          <table:table-cell table:style-name="ce1" table:number-columns-repeated="16376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3"/>
          <table:table-cell table:style-name="ce1" table:number-columns-repeated="16376"/>
        </table:table-row>
        <table:table-row table:style-name="ro1" table:number-rows-repeated="2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 table:number-columns-repeated="16376"/>
        </table:table-row>
        <table:table-row table:style-name="ro1" table:number-rows-repeated="1048547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8"/>
          <table:table-cell table:style-name="ce1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5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4">
      <number:number number:decimal-places="2" number:min-decimal-places="2" number:min-integer-digits="1" number:grouping="true"/>
    </number:number-style>
    <number:number-style style:name="N129">
      <number:number number:decimal-places="1" number:min-decimal-places="1" number:min-integer-digits="1" number:grouping="true"/>
    </number:number-style>
    <number:currency-style style:name="N10129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9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9P0"/>
    </number:currency-style>
    <style:style style:name="Default" style:family="table-cell" style:data-style-name="N4">
      <style:text-properties style:font-name="IBM Plex Sans" fo:font-family="'IBM Plex Sans'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2:31:51.828873832</meta:creation-date>
    <dc:date>2026-01-09T03:09:23.023972814</dc:date>
    <meta:editing-duration>PT16M24S</meta:editing-duration>
    <meta:editing-cycles>3</meta:editing-cycles>
    <meta:generator>LibreOffice/25.8.3.2$Linux_X86_64 LibreOffice_project/580$Build-2</meta:generator>
    <meta:document-statistic meta:table-count="1" meta:cell-count="97" meta:object-count="0"/>
  </office:meta>
</office:document-meta>
</file>